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7.943cm"/>
    </style:style>
    <style:style style:name="co4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7.535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Dispatch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Processing&lt;TSourceItem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Processing&lt;TSourceItem, TReturnValue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ReturnValue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9">
          <table:table-cell table:style-name="ce7" office:value-type="string" calcext:value-type="string">
            <text:p>CollectionPaus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коллекции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все накопленные </text:p>
            <text:p>изменения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ompu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aging&lt;TSourceItem&gt;</text:p>
          </table:table-cell>
          <table:table-cell table:style-name="ce28" office:value-type="string" calcext:value-type="string">
            <text:p>Not implemente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PropertyDispatching&lt;THolder, 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IReadScalar&lt;TResult&gt;</text:p>
            <text:p>IWriteScalar&lt;TResult&gt;, </text:p>
            <text:p>IScalar&lt;TResult&gt;, </text:p>
            <text:p>IComputing</text:p>
          </table:table-cell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Dispatch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Proces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 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Processing&lt;TValue, TReturn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 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9">
          <table:table-cell table:style-name="ce7" office:value-type="string" calcext:value-type="string">
            <text:p>ScalarPau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скаляра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накопленные </text:p>
            <text:p>изменения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.00.0000</text:date>, <text:time style:data-style-name="N2" text:time-value="21:21:19.1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6-07T21:22:18.749000000</dc:date>
    <meta:generator>LibreOffice/6.4.4.2$Windows_X86_64 LibreOffice_project/3d775be2011f3886db32dfd395a6a6d1ca2630ff</meta:generator>
    <meta:editing-duration>PT1H18M7S</meta:editing-duration>
    <meta:editing-cycles>21</meta:editing-cycles>
    <meta:document-statistic meta:table-count="2" meta:cell-count="2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